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P2"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1"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text-overline-style="none" style:text-overline-color="font-color"/>
    </style:style>
    <style:style style:name="P3" style:family="paragraph" style:parent-style-name="Standard">
      <style:paragraph-properties fo:margin-left="0cm" fo:margin-right="0cm" fo:margin-top="0cm" fo:margin-bottom="0cm" style:line-height-at-least="0.353cm" fo:text-indent="0cm" style:auto-text-indent="false" style:text-autospace="none"/>
    </style:style>
    <style:style style:name="P4" style:family="paragraph" style:parent-style-name="Standard" style:list-style-name="">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P5" style:family="paragraph" style:parent-style-name="Standard" style:list-style-name="">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1"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S 340, Collin James</text:p>
      <text:p text:style-name="P4">Final project database outline</text:p>
      <text:p text:style-name="P5"/>
      <text:p text:style-name="P5">Outline:</text:p>
      <text:p text:style-name="P5"><text:tab/>I would like to create a wish list that gathers products from many disparate stores and stores them in one place. As a user, I would like to be able to see all of the products that I want including images, their prices, whether or not I have bought them, where I can buy them, and which products are under a certain price. It should be easy to add new products to the list (along with store and manufacturer information), to update the information for each product, and to delete products that I have bought or that I no longer want or need. This is intended be a single-user application, but for demonstration purposes, all of the lists can currently be seen.</text:p>
      <text:p text:style-name="P5"/>
      <text:p text:style-name="P5">Database outline in words:</text:p>
      <text:p text:style-name="P5"/>
      <text:p text:style-name="P5">My wish list application has users. Each user has a unique ID, a first name, a last name, and a date of birth. The combination of each user's first name, last name, and date of birth must be unique.</text:p>
      <text:p text:style-name="P5"/>
      <text:p text:style-name="P5">A user has a list of products. The list points to many products, although it doesn't need to contain any. The list also retains the date created, date updated, a unique ID, and a link to it's user's ID. A list must only have one user.</text:p>
      <text:p text:style-name="P5"/>
      <text:p text:style-name="P5">The products that are pointed to by lists have a unique name, a photo url, and a unique ID. Products may be on many user's lists. Each list/product relationship keeps track of whether list's user has bought the product. The default is not purchased.</text:p>
      <text:p text:style-name="P5"/>
      <text:p text:style-name="P5">Each product can also have exactly one manufacturer. A manufacturer has a unique ID, a country of origin, and a name. The combination of country and name must be unique. Manufacturers must have made at least one product.</text:p>
      <text:p text:style-name="P5"/>
      <text:p text:style-name="P5">Products can be bought from a store. A store has a unique ID, a url, and a name. The combination of name and url must be unique for each store. A product may have only one store. A store must contain at least one produc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2"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6-06-04T20:50:57</meta:creation-date>
    <dc:title>Default</dc:title>
    <meta:editing-duration>PT00H57M04S</meta:editing-duration>
    <meta:editing-cycles>5</meta:editing-cycles>
    <meta:generator>NeoOffice/3.4.1$Unix OpenOffice.org_project/Patch 10</meta:generator>
    <dc:date>2016-06-05T09:38:41</dc:date>
    <meta:document-statistic meta:table-count="0" meta:image-count="0" meta:object-count="0" meta:page-count="1" meta:paragraph-count="10" meta:word-count="347" meta:character-count="1867"/>
    <meta:template xlink:type="simple" xlink:actuate="onRequest" xlink:title="Default" xlink:href="../../../../../Library/Preferences/NeoOffice-3.0/user/template/Default.ott" meta:date="2016-06-04T20:50:56"/>
  </office:meta>
</office:document-meta>
</file>